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2" style:family="paragraph" style:parent-style-name="Standard" style:master-page-name="MP0">
      <style:paragraph-properties fo:text-align="center" style:justify-single-word="false" style:page-number="auto" fo:break-before="page"/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4" style:family="paragraph" style:parent-style-name="Standard">
      <style:text-properties style:text-underline-style="solid" style:text-underline-width="auto" style:text-underline-color="font-color" officeooo:paragraph-rsid="000f8d44" style:text-underline-mode="continuous" style:text-overline-mode="continuous" style:text-line-through-mode="continuous"/>
    </style:style>
    <style:style style:name="P5" style:family="paragraph" style:parent-style-name="Standard">
      <style:text-properties officeooo:rsid="00107b7b" officeooo:paragraph-rsid="00107b7b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fo:font-weight="normal" officeooo:rsid="00107b7b" style:font-weight-asian="normal" style:font-weight-complex="normal"/>
    </style:style>
    <style:style style:name="T6" style:family="text">
      <style:text-properties style:text-underline-style="none" officeooo:rsid="000fcd67"/>
    </style:style>
    <style:style style:name="T7" style:family="text">
      <style:text-properties style:text-underline-style="none" officeooo:rsid="00107b7b"/>
    </style:style>
    <style:style style:name="T8" style:family="text">
      <style:text-properties style:text-underline-style="none" style:text-underline-mode="continuous" style:text-overline-mode="continuous" style:text-line-through-mode="continuous"/>
    </style:style>
    <style:style style:name="T9" style:family="text">
      <style:text-properties style:text-underline-style="none" officeooo:rsid="00107b7b" style:text-underline-mode="continuous" style:text-overline-mode="continuous" style:text-line-through-mode="continuous"/>
    </style:style>
    <style:style style:name="T10" style:family="text">
      <style:text-properties officeooo:rsid="000f8d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ictionnaire</text:p>
      <text:p text:style-name="Standard"/>
      <text:p text:style-name="Standard"><text:span text:style-name="Police_20_par_20_défaut"><text:span text:style-name="T2">Scénario :</text:span></text:span><text:span text:style-name="Police_20_par_20_défaut"><text:span text:style-name="T8"> </text:span></text:span><text:span text:style-name="Police_20_par_20_défaut"><text:span text:style-name="T9">programmation du fonctionnement d'un objet connecté en fonction de l'heure, du jours et de la semaine</text:span></text:span></text:p>
      <text:p text:style-name="Standard"/>
      <text:p text:style-name="P1">Autorisation de contrôle :<text:span text:style-name="T3"> </text:span><text:span text:style-name="T7">Autorisation permettant la modification ou non des scénario par la central des prédefinit par l'utilisateur</text:span></text:p>
      <text:p text:style-name="P1"/>
      <text:p text:style-name="P1">Objets connecté :<text:span text:style-name="T3"> </text:span><text:span text:style-name="T7">Carte électronique et boitier permettant d'allumer ou éteindre une alimentation</text:span></text:p>
      <text:p text:style-name="P1"/>
      <text:p text:style-name="P1">Central_<text:span text:style-name="T10">hard </text:span>:<text:span text:style-name="T4"> </text:span><text:span text:style-name="T5">carte électronique et le boitier qui permettant la communication avec les objets connectés et le système d'information</text:span></text:p>
      <text:p text:style-name="P1"/>
      <text:p text:style-name="P4">Central_<text:span text:style-name="T10">soft </text:span>:<text:span text:style-name="T3"> </text:span><text:span text:style-name="T6">Logiciel qui s'éxecute sur la central_hard</text:span></text:p>
      <text:p text:style-name="P1"/>
      <text:p text:style-name="Standard"><text:span text:style-name="Police_20_par_20_défaut"><text:span text:style-name="T2">Consigne de consommation :</text:span></text:span> fonction envoyée par le SI au SaE <text:s/></text:p>
      <text:p text:style-name="P1"/>
      <text:p text:style-name="Standard"><text:span text:style-name="Police_20_par_20_défaut"><text:span text:style-name="T2">Ordre de consommation : </text:span></text:span>fonction envoyée du SaE aux objets connectés</text:p>
      <text:p text:style-name="Standard"/>
      <text:p text:style-name="P5"><text:span text:style-name="T1">Système d'information :</text:span> <text:s/>Sytème hébergé sur l'internet qui permet de receuillir les données de consomation de la central_ et de lui envoyé les consignes de consommation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/>
    </style:style>
    <style:style style:name="Liste" style:family="paragraph" style:parent-style-name="Text_20_body">
      <style:paragraph-properties fo:hyphenation-ladder-count="no-limit"/>
      <style:text-properties fo:hyphenate="false"/>
    </style:style>
    <style:style style:name="Légende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 LibreOffice_project/420m0$Build-2</meta:generator>
    <meta:initial-creator>arthur </meta:initial-creator>
    <dc:creator>arthur </dc:creator>
    <meta:creation-date>2014-11-17T09:05:00Z</meta:creation-date>
    <dc:date>2014-11-19T11:25:35.180493451</dc:date>
    <meta:editing-cycles>9</meta:editing-cycles>
    <meta:editing-duration>PT51M30S</meta:editing-duration>
    <meta:document-statistic meta:table-count="0" meta:image-count="0" meta:object-count="0" meta:page-count="1" meta:paragraph-count="9" meta:word-count="126" meta:character-count="843" meta:non-whitespace-character-count="723"/>
    <meta:template xlink:type="simple" xlink:actuate="onRequest" xlink:title="" xlink:href="Normal"/>
  </office:meta>
</office:document-meta>
</file>